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2"/>
          <table:table-cell table:style-name="ce1" office:value-type="string" table:number-columns-spanned="6" table:number-rows-spanned="1">
            <text:p>BestFS BF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1">
            <text:p>BestFS DF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office:value-type="string">
            <text:p>BestFS DFS – Fixed Min</text:p>
          </table:table-cell>
          <table:table-cell table:number-columns-repeated="9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21768">
            <text:p>121768</text:p>
          </table:table-cell>
          <table:table-cell/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5460">
            <text:p>4546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568">
            <text:p>4556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121760">
            <text:p>121760</text:p>
          </table:table-cell>
          <table:table-cell/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568">
            <text:p>4556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356">
            <text:p>4535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524">
            <text:p>45524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121776">
            <text:p>121776</text:p>
          </table:table-cell>
          <table:table-cell/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string">
            <text:p>Satisfied</text:p>
          </table:table-cell>
          <table:table-cell office:value-type="string">
            <text:p>0.32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1648">
            <text:p>121648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121780">
            <text:p>121780</text:p>
          </table:table-cell>
          <table:table-cell/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340">
            <text:p>4534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121780">
            <text:p>121780</text:p>
          </table:table-cell>
          <table:table-cell/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table:style-name="ce4" office:value-type="string">
            <text:p>2.51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2896">
            <text:p>192896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121908">
            <text:p>121908</text:p>
          </table:table-cell>
          <table:table-cell/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4">
            <text:p>0.24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122920">
            <text:p>12292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121780">
            <text:p>121780</text:p>
          </table:table-cell>
          <table:table-cell/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9112">
            <text:p>1059112</text:p>
          </table:table-cell>
          <table:table-cell office:value-type="string">
            <text:p>Satisfied</text:p>
          </table:table-cell>
          <table:table-cell table:style-name="ce4" office:value-type="string">
            <text:p>1.29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33284">
            <text:p>133284</text:p>
          </table:table-cell>
          <table:table-cell/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45">
            <text:p>1.45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9664">
            <text:p>12966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122972">
            <text:p>12297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121776">
            <text:p>121776</text:p>
          </table:table-cell>
          <table:table-cell/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table:style-name="ce4" office:value-type="string">
            <text:p>1.85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37936">
            <text:p>137936</text:p>
          </table:table-cell>
          <table:table-cell office:value-type="string">
            <text:p>Satisfied</text:p>
          </table:table-cell>
          <table:table-cell table:style-name="ce4" office:value-type="string">
            <text:p>1.75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692">
            <text:p>135692</text:p>
          </table:table-cell>
          <table:table-cell/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97">
            <text:p>1.97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92800">
            <text:p>19280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table:style-name="ce4" office:value-type="string">
            <text:p>5.5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330336">
            <text:p>330336</text:p>
          </table:table-cell>
          <table:table-cell office:value-type="string">
            <text:p>Satisfied</text:p>
          </table:table-cell>
          <table:table-cell table:style-name="ce4" office:value-type="string">
            <text:p>1.34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7820">
            <text:p>137820</text:p>
          </table:table-cell>
          <table:table-cell/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51">
            <text:p>1.51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1428">
            <text:p>131428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69960">
            <text:p>69960</text:p>
          </table:table-cell>
          <table:table-cell/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121780">
            <text:p>121780</text:p>
          </table:table-cell>
          <table:table-cell/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18.45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4692">
            <text:p>81469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876">
            <text:p>45876</text:p>
          </table:table-cell>
          <table:table-cell/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122960">
            <text:p>1229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00">
            <text:p>4540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3180">
            <text:p>1053180</text:p>
          </table:table-cell>
          <table:table-cell office:value-type="string">
            <text:p>Satisfied</text:p>
          </table:table-cell>
          <table:table-cell table:style-name="ce4" office:value-type="string">
            <text:p>1.33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30652">
            <text:p>130652</text:p>
          </table:table-cell>
          <table:table-cell/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49">
            <text:p>1.49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30828">
            <text:p>13082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76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5184">
            <text:p>12518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121004">
            <text:p>121004</text:p>
          </table:table-cell>
          <table:table-cell/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5524">
            <text:p>1055524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12804">
            <text:p>1112804</text:p>
          </table:table-cell>
          <table:table-cell/>
          <table:table-cell office:value-type="string">
            <text:p>FMS100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54260">
            <text:p>105426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table:style-name="ce4" office:value-type="string">
            <text:p>1.08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748">
            <text:p>13174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table:style-name="ce4" office:value-type="string">
            <text:p>12.9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288">
            <text:p>666288</text:p>
          </table:table-cell>
          <table:table-cell office:value-type="string">
            <text:p>Satisfied</text:p>
          </table:table-cell>
          <table:table-cell office:value-type="string">
            <text:p>0.24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9">
            <text:p>0.29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8648">
            <text:p>1068648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2">
            <text:p>0.22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121936">
            <text:p>12193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4944">
            <text:p>449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1028">
            <text:p>1071028</text:p>
          </table:table-cell>
          <table:table-cell office:value-type="string">
            <text:p>Satisfied</text:p>
          </table:table-cell>
          <table:table-cell office:value-type="string">
            <text:p>0.34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8">
            <text:p>0.38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4204">
            <text:p>1242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table:style-name="ce4" office:value-type="string">
            <text:p>1.07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0728">
            <text:p>13072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120740">
            <text:p>120740</text:p>
          </table:table-cell>
          <table:table-cell/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220">
            <text:p>1052220</text:p>
          </table:table-cell>
          <table:table-cell office:value-type="string">
            <text:p>Satisfied</text:p>
          </table:table-cell>
          <table:table-cell table:style-name="ce4" office:value-type="string">
            <text:p>10.67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525452">
            <text:p>525452</text:p>
          </table:table-cell>
          <table:table-cell/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2.52">
            <text:p>12.52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5292">
            <text:p>46529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table:style-name="ce4" office:value-type="string">
            <text:p>5.84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824">
            <text:p>323824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120872">
            <text:p>120872</text:p>
          </table:table-cell>
          <table:table-cell/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8">
            <text:p>0.18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1992">
            <text:p>105199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17564">
            <text:p>1117564</text:p>
          </table:table-cell>
          <table:table-cell/>
          <table:table-cell office:value-type="string">
            <text:p>FMS200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50756">
            <text:p>1050756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table:style-name="ce4" office:value-type="string">
            <text:p>10.97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99416">
            <text:p>59941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120756">
            <text:p>120756</text:p>
          </table:table-cell>
          <table:table-cell/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3168">
            <text:p>113316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3016">
            <text:p>1073016</text:p>
          </table:table-cell>
          <table:table-cell/>
          <table:table-cell office:value-type="string">
            <text:p>FMS200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2044">
            <text:p>1072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7548">
            <text:p>106754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3664">
            <text:p>1073664</text:p>
          </table:table-cell>
          <table:table-cell/>
          <table:table-cell office:value-type="string">
            <text:p>FMS200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8996">
            <text:p>1068996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55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5460">
            <text:p>12546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2824">
            <text:p>42824</text:p>
          </table:table-cell>
          <table:table-cell/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120740">
            <text:p>12074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692">
            <text:p>45692</text:p>
          </table:table-cell>
          <table:table-cell/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220">
            <text:p>113422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2808">
            <text:p>42808</text:p>
          </table:table-cell>
          <table:table-cell/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table:style-name="ce3" office:value-type="string">
            <text:p>Satisfied</text:p>
          </table:table-cell>
          <table:table-cell table:style-name="ce4" office:value-type="string">
            <text:p>8.67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11656">
            <text:p>41165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9916">
            <text:p>10599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824">
            <text:p>1052824</text:p>
          </table:table-cell>
          <table:table-cell/>
          <table:table-cell office:value-type="string">
            <text:p>FMS500.pet</text:p>
          </table:table-cell>
          <table:table-cell office:value-type="string">
            <text:p>fOK032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3324">
            <text:p>111332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1672">
            <text:p>1051672</text:p>
          </table:table-cell>
          <table:table-cell office:value-type="string">
            <text:p>Satisfied</text:p>
          </table:table-cell>
          <table:table-cell office:value-type="string">
            <text:p>0.6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5256">
            <text:p>125256</text:p>
          </table:table-cell>
          <table:table-cell/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74">
            <text:p>0.7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3876">
            <text:p>123876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8292">
            <text:p>105829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932">
            <text:p>1052932</text:p>
          </table:table-cell>
          <table:table-cell/>
          <table:table-cell office:value-type="string">
            <text:p>FMS500.pet</text:p>
          </table:table-cell>
          <table:table-cell office:value-type="string">
            <text:p>fOK003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6304">
            <text:p>11163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100">
            <text:p>1134100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776">
            <text:p>130776</text:p>
          </table:table-cell>
          <table:table-cell/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7">
            <text:p>1.17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688">
            <text:p>13068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2768">
            <text:p>1132768</text:p>
          </table:table-cell>
          <table:table-cell office:value-type="string">
            <text:p>Satisfied</text:p>
          </table:table-cell>
          <table:table-cell table:style-name="ce4" office:value-type="string">
            <text:p>4.71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6140">
            <text:p>326140</text:p>
          </table:table-cell>
          <table:table-cell/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5.28">
            <text:p>5.28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264220">
            <text:p>2642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3564">
            <text:p>1133564</text:p>
          </table:table-cell>
          <table:table-cell office:value-type="string">
            <text:p>Satisfied</text:p>
          </table:table-cell>
          <table:table-cell table:style-name="ce4" office:value-type="string">
            <text:p>4.1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62796">
            <text:p>262796</text:p>
          </table:table-cell>
          <table:table-cell/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4.55">
            <text:p>4.55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64032">
            <text:p>26403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table:style-name="ce4" office:value-type="string">
            <text:p>3.59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2768">
            <text:p>26276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608">
            <text:p>45608</text:p>
          </table:table-cell>
          <table:table-cell/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64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4640">
            <text:p>124640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2808">
            <text:p>42808</text:p>
          </table:table-cell>
          <table:table-cell/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6088">
            <text:p>1136088</text:p>
          </table:table-cell>
          <table:table-cell office:value-type="string">
            <text:p>Satisfied</text:p>
          </table:table-cell>
          <table:table-cell table:style-name="ce4" office:value-type="string">
            <text:p>8.08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67844">
            <text:p>467844</text:p>
          </table:table-cell>
          <table:table-cell/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9.13">
            <text:p>9.13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67132">
            <text:p>46713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084">
            <text:p>1134084</text:p>
          </table:table-cell>
          <table:table-cell office:value-type="string">
            <text:p>Satisfied</text:p>
          </table:table-cell>
          <table:table-cell table:style-name="ce4" office:value-type="string">
            <text:p>1.02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31932">
            <text:p>131932</text:p>
          </table:table-cell>
          <table:table-cell/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5">
            <text:p>1.15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9804">
            <text:p>129804</text:p>
          </table:table-cell>
        </table:table-row>
        <table:table-row table:style-name="ro1">
          <table:table-cell table:number-columns-repeated="9"/>
          <table:table-cell table:style-name="ce4"/>
          <table:table-cell table:number-columns-repeated="15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988">
            <text:p>45988</text:p>
          </table:table-cell>
          <table:table-cell/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6120">
            <text:p>4612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4944">
            <text:p>4494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2824">
            <text:p>42824</text:p>
          </table:table-cell>
          <table:table-cell/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2824">
            <text:p>42824</text:p>
          </table:table-cell>
          <table:table-cell/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2824">
            <text:p>42824</text:p>
          </table:table-cell>
          <table:table-cell/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588">
            <text:p>4558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26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122724">
            <text:p>122724</text:p>
          </table:table-cell>
          <table:table-cell/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400">
            <text:p>4540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121724">
            <text:p>12172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6004">
            <text:p>46004</text:p>
          </table:table-cell>
          <table:table-cell/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122076">
            <text:p>122076</text:p>
          </table:table-cell>
          <table:table-cell/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460">
            <text:p>4546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460">
            <text:p>4546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120872">
            <text:p>12087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2692">
            <text:p>42692</text:p>
          </table:table-cell>
          <table:table-cell/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4900">
            <text:p>4490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122096">
            <text:p>122096</text:p>
          </table:table-cell>
          <table:table-cell/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320">
            <text:p>4532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096">
            <text:p>122096</text:p>
          </table:table-cell>
          <table:table-cell/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3088">
            <text:p>123088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580">
            <text:p>45580</text:p>
          </table:table-cell>
          <table:table-cell/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122104">
            <text:p>122104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2824">
            <text:p>42824</text:p>
          </table:table-cell>
          <table:table-cell/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17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123128">
            <text:p>123128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122112">
            <text:p>122112</text:p>
          </table:table-cell>
          <table:table-cell/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4900">
            <text:p>4490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122748">
            <text:p>12274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524">
            <text:p>455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123136">
            <text:p>123136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122112">
            <text:p>122112</text:p>
          </table:table-cell>
          <table:table-cell/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121728">
            <text:p>121728</text:p>
          </table:table-cell>
          <table:table-cell/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71832">
            <text:p>7183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52">
            <text:p>45052</text:p>
          </table:table-cell>
          <table:table-cell/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123132">
            <text:p>123132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121736">
            <text:p>121736</text:p>
          </table:table-cell>
          <table:table-cell/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9">
            <text:p>0.19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121752">
            <text:p>121752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580">
            <text:p>45580</text:p>
          </table:table-cell>
          <table:table-cell/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888">
            <text:p>12288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121752">
            <text:p>121752</text:p>
          </table:table-cell>
          <table:table-cell/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00">
            <text:p>122900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3136">
            <text:p>123136</text:p>
          </table:table-cell>
          <table:table-cell/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">
            <text:p>0.3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71712">
            <text:p>71712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123144">
            <text:p>123144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121744">
            <text:p>121744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121864">
            <text:p>121864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123120">
            <text:p>123120</text:p>
          </table:table-cell>
          <table:table-cell/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1">
            <text:p>0.21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123144">
            <text:p>123144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123144">
            <text:p>123144</text:p>
          </table:table-cell>
          <table:table-cell/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9">
            <text:p>0.29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123136">
            <text:p>123136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122112">
            <text:p>122112</text:p>
          </table:table-cell>
          <table:table-cell/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1">
            <text:p>0.21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122120">
            <text:p>122120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122768">
            <text:p>122768</text:p>
          </table:table-cell>
          <table:table-cell/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24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122112">
            <text:p>122112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2124">
            <text:p>122124</text:p>
          </table:table-cell>
          <table:table-cell/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2">
            <text:p>0.32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122156">
            <text:p>122156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123176">
            <text:p>123176</text:p>
          </table:table-cell>
          <table:table-cell/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56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6700">
            <text:p>126700</text:p>
          </table:table-cell>
          <table:table-cell office:value-type="string">
            <text:p>Satisfied</text:p>
          </table:table-cell>
          <table:table-cell table:style-name="ce4" office:value-type="string">
            <text:p>9.33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69824">
            <text:p>469824</text:p>
          </table:table-cell>
          <table:table-cell/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9.84">
            <text:p>9.84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13612">
            <text:p>41361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936">
            <text:p>130936</text:p>
          </table:table-cell>
          <table:table-cell office:value-type="string">
            <text:p>Satisfied</text:p>
          </table:table-cell>
          <table:table-cell table:style-name="ce4" office:value-type="string">
            <text:p>2.18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96428">
            <text:p>196428</text:p>
          </table:table-cell>
          <table:table-cell/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2.56">
            <text:p>2.56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9400">
            <text:p>18940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123168">
            <text:p>123168</text:p>
          </table:table-cell>
          <table:table-cell office:value-type="string">
            <text:p>Satisfied</text:p>
          </table:table-cell>
          <table:table-cell table:style-name="ce4" office:value-type="string">
            <text:p>2.24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95192">
            <text:p>195192</text:p>
          </table:table-cell>
          <table:table-cell/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2.48">
            <text:p>2.48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92068">
            <text:p>19206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122152">
            <text:p>122152</text:p>
          </table:table-cell>
          <table:table-cell office:value-type="string">
            <text:p>Satisfied</text:p>
          </table:table-cell>
          <table:table-cell table:style-name="ce4" office:value-type="string">
            <text:p>12.69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7164">
            <text:p>607164</text:p>
          </table:table-cell>
          <table:table-cell/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3.21">
            <text:p>13.21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6452">
            <text:p>60645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34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2776">
            <text:p>122776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784">
            <text:p>131784</text:p>
          </table:table-cell>
          <table:table-cell/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05">
            <text:p>1.05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46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4808">
            <text:p>124808</text:p>
          </table:table-cell>
          <table:table-cell office:value-type="string">
            <text:p>Satisfied</text:p>
          </table:table-cell>
          <table:table-cell office:value-type="string">
            <text:p>0.38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1772">
            <text:p>121772</text:p>
          </table:table-cell>
          <table:table-cell/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276">
            <text:p>12327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128">
            <text:p>122128</text:p>
          </table:table-cell>
          <table:table-cell office:value-type="string">
            <text:p>Satisfied</text:p>
          </table:table-cell>
          <table:table-cell office:value-type="string">
            <text:p>0.19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122772">
            <text:p>122772</text:p>
          </table:table-cell>
          <table:table-cell/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2">
            <text:p>0.22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123148">
            <text:p>123148</text:p>
          </table:table-cell>
          <table:table-cell office:value-type="string">
            <text:p>Satisfied</text:p>
          </table:table-cell>
          <table:table-cell table:style-name="ce4" office:value-type="string">
            <text:p>8.23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13472">
            <text:p>413472</text:p>
          </table:table-cell>
          <table:table-cell/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8.66">
            <text:p>8.66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12760">
            <text:p>41276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45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6696">
            <text:p>126696</text:p>
          </table:table-cell>
          <table:table-cell office:value-type="string">
            <text:p>Satisfied</text:p>
          </table:table-cell>
          <table:table-cell table:style-name="ce4" office:value-type="string">
            <text:p>12.82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8892">
            <text:p>608892</text:p>
          </table:table-cell>
          <table:table-cell/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3">
            <text:p>13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7172">
            <text:p>6071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52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5832">
            <text:p>125832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2956">
            <text:p>122956</text:p>
          </table:table-cell>
          <table:table-cell/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9">
            <text:p>0.29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table:style-name="ce4" office:value-type="string">
            <text:p>1.54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7072">
            <text:p>137072</text:p>
          </table:table-cell>
          <table:table-cell office:value-type="string">
            <text:p>Satisfied</text:p>
          </table:table-cell>
          <table:table-cell office:value-type="string">
            <text:p>0.33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1800">
            <text:p>121800</text:p>
          </table:table-cell>
          <table:table-cell/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8">
            <text:p>0.38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3436">
            <text:p>12343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1.13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2204">
            <text:p>132204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2112">
            <text:p>132112</text:p>
          </table:table-cell>
          <table:table-cell/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4">
            <text:p>1.1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248">
            <text:p>1302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51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6812">
            <text:p>126812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2172">
            <text:p>122172</text:p>
          </table:table-cell>
          <table:table-cell/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2">
            <text:p>0.42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3296">
            <text:p>12329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66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7192">
            <text:p>127192</text:p>
          </table:table-cell>
          <table:table-cell office:value-type="string">
            <text:p>Satisfied</text:p>
          </table:table-cell>
          <table:table-cell office:value-type="string">
            <text:p>0.36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2172">
            <text:p>122172</text:p>
          </table:table-cell>
          <table:table-cell/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">
            <text:p>0.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432">
            <text:p>12343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79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5668">
            <text:p>125668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6060">
            <text:p>126060</text:p>
          </table:table-cell>
          <table:table-cell/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79">
            <text:p>0.79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3260">
            <text:p>12326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2596">
            <text:p>132596</text:p>
          </table:table-cell>
          <table:table-cell office:value-type="string">
            <text:p>Satisfied</text:p>
          </table:table-cell>
          <table:table-cell office:value-type="string">
            <text:p>0.97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228">
            <text:p>131228</text:p>
          </table:table-cell>
          <table:table-cell/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5">
            <text:p>1.15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84">
            <text:p>13188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46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6972">
            <text:p>126972</text:p>
          </table:table-cell>
          <table:table-cell office:value-type="string">
            <text:p>Satisfied</text:p>
          </table:table-cell>
          <table:table-cell office:value-type="string">
            <text:p>0.7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7096">
            <text:p>127096</text:p>
          </table:table-cell>
          <table:table-cell/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83">
            <text:p>0.83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152">
            <text:p>12315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63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7088">
            <text:p>127088</text:p>
          </table:table-cell>
          <table:table-cell office:value-type="string">
            <text:p>Satisfied</text:p>
          </table:table-cell>
          <table:table-cell office:value-type="string">
            <text:p>0.33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3184">
            <text:p>123184</text:p>
          </table:table-cell>
          <table:table-cell/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8">
            <text:p>0.38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444">
            <text:p>1244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96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2684">
            <text:p>132684</text:p>
          </table:table-cell>
          <table:table-cell office:value-type="string">
            <text:p>Satisfied</text:p>
          </table:table-cell>
          <table:table-cell table:style-name="ce4" office:value-type="string">
            <text:p>1.09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1608">
            <text:p>131608</text:p>
          </table:table-cell>
          <table:table-cell/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24">
            <text:p>1.2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1528">
            <text:p>13152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51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7116">
            <text:p>127116</text:p>
          </table:table-cell>
          <table:table-cell office:value-type="string">
            <text:p>Satisfied</text:p>
          </table:table-cell>
          <table:table-cell office:value-type="string">
            <text:p>0.85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7340">
            <text:p>127340</text:p>
          </table:table-cell>
          <table:table-cell/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88">
            <text:p>0.88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3412">
            <text:p>123412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table:style-name="ce4" office:value-type="string">
            <text:p>2.12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94932">
            <text:p>19493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016">
            <text:p>1135016</text:p>
          </table:table-cell>
          <table:table-cell/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280">
            <text:p>108128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4.56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70400">
            <text:p>27040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44360">
            <text:p>1144360</text:p>
          </table:table-cell>
          <table:table-cell/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5608">
            <text:p>10856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7132">
            <text:p>12713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2124">
            <text:p>1072124</text:p>
          </table:table-cell>
          <table:table-cell/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740">
            <text:p>10807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94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2512">
            <text:p>13251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684">
            <text:p>1135684</text:p>
          </table:table-cell>
          <table:table-cell/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3620">
            <text:p>1133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table:style-name="ce4" office:value-type="string">
            <text:p>1.22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1080">
            <text:p>131080</text:p>
          </table:table-cell>
          <table:table-cell office:value-type="string">
            <text:p>Satisfied</text:p>
          </table:table-cell>
          <table:table-cell table:style-name="ce4" office:value-type="string">
            <text:p>11.07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40004">
            <text:p>540004</text:p>
          </table:table-cell>
          <table:table-cell/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2.38">
            <text:p>12.38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table:style-name="ce4" office:value-type="string">
            <text:p>1.83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8568">
            <text:p>138568</text:p>
          </table:table-cell>
          <table:table-cell office:value-type="string">
            <text:p>Satisfied</text:p>
          </table:table-cell>
          <table:table-cell table:style-name="ce4" office:value-type="string">
            <text:p>1.51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7132">
            <text:p>137132</text:p>
          </table:table-cell>
          <table:table-cell/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52">
            <text:p>1.52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0248">
            <text:p>13024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table:style-name="ce4" office:value-type="string">
            <text:p>1.14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2248">
            <text:p>132248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6188">
            <text:p>126188</text:p>
          </table:table-cell>
          <table:table-cell/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72">
            <text:p>0.72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304">
            <text:p>12430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9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516">
            <text:p>1325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196">
            <text:p>1135196</text:p>
          </table:table-cell>
          <table:table-cell/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5916">
            <text:p>107591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table:style-name="ce4" office:value-type="string">
            <text:p>1.57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9008">
            <text:p>18900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84288">
            <text:p>1084288</text:p>
          </table:table-cell>
          <table:table-cell/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3020">
            <text:p>1083020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21"/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576">
            <text:p>45576</text:p>
          </table:table-cell>
          <table:table-cell table:number-columns-repeated="11"/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144468">
            <text:p>144468</text:p>
          </table:table-cell>
          <table:table-cell office:value-type="string">
            <text:p>Satisfied</text:p>
          </table:table-cell>
          <table:table-cell table:style-name="ce4" office:value-type="string">
            <text:p>1.88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1828">
            <text:p>151828</text:p>
          </table:table-cell>
          <table:table-cell table:number-columns-repeated="11"/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table:style-name="ce4" office:value-type="string">
            <text:p>4.3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796">
            <text:p>25779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348">
            <text:p>1137348</text:p>
          </table:table-cell>
          <table:table-cell table:number-columns-repeated="11"/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4784">
            <text:p>1074784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580">
            <text:p>45580</text:p>
          </table:table-cell>
          <table:table-cell/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109036">
            <text:p>109036</text:p>
          </table:table-cell>
          <table:table-cell/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69960">
            <text:p>69960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2828">
            <text:p>4282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109036">
            <text:p>109036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109036">
            <text:p>109036</text:p>
          </table:table-cell>
          <table:table-cell/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110048">
            <text:p>110048</text:p>
          </table:table-cell>
          <table:table-cell/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109020">
            <text:p>109020</text:p>
          </table:table-cell>
          <table:table-cell/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988">
            <text:p>45988</text:p>
          </table:table-cell>
          <table:table-cell/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109168">
            <text:p>109168</text:p>
          </table:table-cell>
          <table:table-cell/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70988">
            <text:p>70988</text:p>
          </table:table-cell>
          <table:table-cell/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460">
            <text:p>4546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110060">
            <text:p>110060</text:p>
          </table:table-cell>
          <table:table-cell/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4944">
            <text:p>4494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852">
            <text:p>45852</text:p>
          </table:table-cell>
          <table:table-cell/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340">
            <text:p>45340</text:p>
          </table:table-cell>
          <table:table-cell/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988">
            <text:p>4598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110044">
            <text:p>110044</text:p>
          </table:table-cell>
          <table:table-cell/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6008">
            <text:p>46008</text:p>
          </table:table-cell>
          <table:table-cell/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71020">
            <text:p>71020</text:p>
          </table:table-cell>
          <table:table-cell/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109416">
            <text:p>109416</text:p>
          </table:table-cell>
          <table:table-cell/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109020">
            <text:p>109020</text:p>
          </table:table-cell>
          <table:table-cell/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110048">
            <text:p>110048</text:p>
          </table:table-cell>
          <table:table-cell/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17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110460">
            <text:p>1104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109020">
            <text:p>109020</text:p>
          </table:table-cell>
          <table:table-cell/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70164">
            <text:p>70164</text:p>
          </table:table-cell>
          <table:table-cell/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110056">
            <text:p>110056</text:p>
          </table:table-cell>
          <table:table-cell/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816">
            <text:p>45816</text:p>
          </table:table-cell>
          <table:table-cell/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110080">
            <text:p>110080</text:p>
          </table:table-cell>
          <table:table-cell/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109036">
            <text:p>109036</text:p>
          </table:table-cell>
          <table:table-cell/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0616">
            <text:p>11061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72340">
            <text:p>72340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109712">
            <text:p>109712</text:p>
          </table:table-cell>
          <table:table-cell/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5">
            <text:p>0.25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524">
            <text:p>4552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1508">
            <text:p>111508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6004">
            <text:p>46004</text:p>
          </table:table-cell>
          <table:table-cell/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70272">
            <text:p>70272</text:p>
          </table:table-cell>
          <table:table-cell/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96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1100">
            <text:p>121100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109164">
            <text:p>109164</text:p>
          </table:table-cell>
          <table:table-cell/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111776">
            <text:p>111776</text:p>
          </table:table-cell>
          <table:table-cell office:value-type="string">
            <text:p>Satisfied</text:p>
          </table:table-cell>
          <table:table-cell office:value-type="string">
            <text:p>0.36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884">
            <text:p>112884</text:p>
          </table:table-cell>
          <table:table-cell/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144">
            <text:p>1121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110192">
            <text:p>110192</text:p>
          </table:table-cell>
          <table:table-cell/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111776">
            <text:p>111776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110628">
            <text:p>110628</text:p>
          </table:table-cell>
          <table:table-cell/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109020">
            <text:p>109020</text:p>
          </table:table-cell>
          <table:table-cell/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500">
            <text:p>455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71188">
            <text:p>7118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110080">
            <text:p>110080</text:p>
          </table:table-cell>
          <table:table-cell/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table:style-name="ce4" office:value-type="string">
            <text:p>1.85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7300">
            <text:p>16730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576">
            <text:p>45576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0624">
            <text:p>110624</text:p>
          </table:table-cell>
          <table:table-cell office:value-type="string">
            <text:p>Satisfied</text:p>
          </table:table-cell>
          <table:table-cell office:value-type="string">
            <text:p>0.84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1092">
            <text:p>121092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94">
            <text:p>0.94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19492">
            <text:p>11949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table:style-name="ce4" office:value-type="string">
            <text:p>2.01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74292">
            <text:p>1742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110324">
            <text:p>110324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988">
            <text:p>4598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109168">
            <text:p>109168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table:style-name="ce4" office:value-type="string">
            <text:p>10.92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48520">
            <text:p>548520</text:p>
          </table:table-cell>
          <table:table-cell office:value-type="string">
            <text:p>Satisfied</text:p>
          </table:table-cell>
          <table:table-cell table:style-name="ce4" office:value-type="string">
            <text:p>1.23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19656">
            <text:p>119656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25">
            <text:p>1.25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2072">
            <text:p>12207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49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7028">
            <text:p>117028</text:p>
          </table:table-cell>
          <table:table-cell office:value-type="string">
            <text:p>Satisfied</text:p>
          </table:table-cell>
          <table:table-cell table:style-name="ce4" office:value-type="string">
            <text:p>1.17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20732">
            <text:p>120732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32">
            <text:p>1.32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20816">
            <text:p>120816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109152">
            <text:p>109152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6264">
            <text:p>116264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109300">
            <text:p>109300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0760">
            <text:p>1107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109168">
            <text:p>109168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0892">
            <text:p>11089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109168">
            <text:p>109168</text:p>
          </table:table-cell>
          <table:table-cell/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table:style-name="ce4" office:value-type="string">
            <text:p>7.75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51708">
            <text:p>351708</text:p>
          </table:table-cell>
          <table:table-cell office:value-type="string">
            <text:p>Satisfied</text:p>
          </table:table-cell>
          <table:table-cell office:value-type="string">
            <text:p>0.29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0772">
            <text:p>11077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7">
            <text:p>0.37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292">
            <text:p>112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table:style-name="ce4" office:value-type="string">
            <text:p>1.18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2940">
            <text:p>122940</text:p>
          </table:table-cell>
          <table:table-cell office:value-type="string">
            <text:p>Satisfied</text:p>
          </table:table-cell>
          <table:table-cell table:style-name="ce4" office:value-type="string">
            <text:p>1.87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480">
            <text:p>169480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2.12">
            <text:p>2.12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04">
            <text:p>16990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table:style-name="ce4" office:value-type="string">
            <text:p>8.46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4928">
            <text:p>404928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110192">
            <text:p>11019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2">
            <text:p>0.22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111384">
            <text:p>111384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109152">
            <text:p>10915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500">
            <text:p>4550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0424">
            <text:p>1050424</text:p>
          </table:table-cell>
          <table:table-cell office:value-type="string">
            <text:p>Satisfied</text:p>
          </table:table-cell>
          <table:table-cell table:style-name="ce4" office:value-type="string">
            <text:p>6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52212">
            <text:p>35221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7.39">
            <text:p>7.39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7712">
            <text:p>34771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table:style-name="ce4" office:value-type="string">
            <text:p>1.93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7700">
            <text:p>167700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109464">
            <text:p>109464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19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111796">
            <text:p>111796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109736">
            <text:p>109736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408">
            <text:p>4540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table:style-name="ce4" office:value-type="string">
            <text:p>4.92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333852">
            <text:p>333852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109732">
            <text:p>10973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table:style-name="ce4" office:value-type="string">
            <text:p>1.1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22676">
            <text:p>1226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109152">
            <text:p>10915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table:style-name="ce4" office:value-type="string">
            <text:p>1.49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70620">
            <text:p>17062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110092">
            <text:p>110092</text:p>
          </table:table-cell>
          <table:table-cell/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008">
            <text:p>1052008</text:p>
          </table:table-cell>
          <table:table-cell office:value-type="string">
            <text:p>Satisfied</text:p>
          </table:table-cell>
          <table:table-cell table:style-name="ce4" office:value-type="string">
            <text:p>1.75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69264">
            <text:p>169264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85">
            <text:p>1.85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1640">
            <text:p>17164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table:style-name="ce4" office:value-type="string">
            <text:p>8.22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3488">
            <text:p>403488</text:p>
          </table:table-cell>
          <table:table-cell office:value-type="string">
            <text:p>Satisfied</text:p>
          </table:table-cell>
          <table:table-cell table:style-name="ce4" office:value-type="string">
            <text:p>11.06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3336">
            <text:p>563336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2.53">
            <text:p>12.53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14356">
            <text:p>51435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9868">
            <text:p>1129868</text:p>
          </table:table-cell>
          <table:table-cell office:value-type="string">
            <text:p>Satisfied</text:p>
          </table:table-cell>
          <table:table-cell office:value-type="string">
            <text:p>0.98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2572">
            <text:p>122572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2">
            <text:p>1.12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1636">
            <text:p>1216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09424">
            <text:p>109424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09760">
            <text:p>109760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3">
            <text:p>0.43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2056">
            <text:p>11205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7160">
            <text:p>112716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0708">
            <text:p>1060708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table:style-name="ce4" office:value-type="string">
            <text:p>12.42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900">
            <text:p>561900</text:p>
          </table:table-cell>
          <table:table-cell office:value-type="string">
            <text:p>Satisfied</text:p>
          </table:table-cell>
          <table:table-cell office:value-type="string">
            <text:p>0.47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4444">
            <text:p>114444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57">
            <text:p>0.57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43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4312">
            <text:p>114312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09284">
            <text:p>109284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184">
            <text:p>11218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876">
            <text:p>113787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09548">
            <text:p>109548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2032">
            <text:p>11203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table:style-name="ce4" office:value-type="string">
            <text:p>8.17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5988">
            <text:p>39598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109332">
            <text:p>109332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table:style-name="ce4" office:value-type="string">
            <text:p>8.85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04824">
            <text:p>404824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109300">
            <text:p>109300</text:p>
          </table:table-cell>
          <table:table-cell/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6388">
            <text:p>1056388</text:p>
          </table:table-cell>
          <table:table-cell office:value-type="string">
            <text:p>Satisfied</text:p>
          </table:table-cell>
          <table:table-cell table:style-name="ce4" office:value-type="string">
            <text:p>6.92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99000">
            <text:p>399000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7.31">
            <text:p>7.31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98300">
            <text:p>3983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968">
            <text:p>113596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160">
            <text:p>1137160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472">
            <text:p>113747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0896">
            <text:p>1130896</text:p>
          </table:table-cell>
          <table:table-cell office:value-type="string">
            <text:p>Satisfied</text:p>
          </table:table-cell>
          <table:table-cell table:style-name="ce4" office:value-type="string">
            <text:p>3.97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0416">
            <text:p>280416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4.73">
            <text:p>4.73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576">
            <text:p>23857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5220">
            <text:p>115220</text:p>
          </table:table-cell>
          <table:table-cell office:value-type="string">
            <text:p>Satisfied</text:p>
          </table:table-cell>
          <table:table-cell office:value-type="string">
            <text:p>0.73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4204">
            <text:p>114204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1932">
            <text:p>11193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6136">
            <text:p>112613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0048">
            <text:p>1060048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OutOfMemory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60">
            <text:p>113046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9620">
            <text:p>1139620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1304">
            <text:p>121304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1.12">
            <text:p>1.12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1884">
            <text:p>12188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04">
            <text:p>119704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5084">
            <text:p>115084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79">
            <text:p>0.79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3592">
            <text:p>11359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6860">
            <text:p>1136860</text:p>
          </table:table-cell>
          <table:table-cell office:value-type="string">
            <text:p>Satisfied</text:p>
          </table:table-cell>
          <table:table-cell office:value-type="string">
            <text:p>0.53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4708">
            <text:p>114708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68">
            <text:p>0.68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3048">
            <text:p>11304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7588">
            <text:p>1057588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110196">
            <text:p>110196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4">
            <text:p>0.24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8536">
            <text:p>1138536</text:p>
          </table:table-cell>
          <table:table-cell office:value-type="string">
            <text:p>Satisfied</text:p>
          </table:table-cell>
          <table:table-cell office:value-type="string">
            <text:p>0.2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110192">
            <text:p>110192</text:p>
          </table:table-cell>
          <table:table-cell/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string">
            <text:p>BestFS-Delta (Sum</text:p>
          </table:table-cell>
          <table:table-cell office:value-type="string">
            <text:p><text:s/>Extreme) DFS</text:p>
          </table:table-cell>
          <table:table-cell office:value-type="string">
            <text:p>Satisfied</text:p>
          </table:table-cell>
          <table:table-cell office:value-type="float" office:value="0.25">
            <text:p>0.25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1:18:4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Jensen</meta:initial-creator>
    <meta:creation-date>2011-05-04T14:59:29</meta:creation-date>
    <dc:date>2011-05-16T11:18:41</dc:date>
    <dc:creator>Thomas Nielsen</dc:creator>
    <meta:editing-duration>PT00H53M22S</meta:editing-duration>
    <meta:editing-cycles>2</meta:editing-cycles>
    <meta:generator>OpenOffice.org/3.2$Linux OpenOffice.org_project/320m19$Build-9505</meta:generator>
    <meta:document-statistic meta:table-count="3" meta:cell-count="5141" meta:object-count="0"/>
  </office:meta>
</office:document-meta>
</file>